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1.024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2.167cm"/>
    </style:style>
    <style:style style:name="gr3" style:family="graphic" style:parent-style-name="standard">
      <style:graphic-properties draw:stroke="solid" svg:stroke-color="#000000" draw:fill="solid" draw:fill-color="#ffe5bf" draw:auto-grow-height="true" draw:fit-to-contour="false" fo:min-height="0.127cm" fo:padding-top="0.127cm" fo:padding-bottom="0.127cm" fo:padding-left="0.254cm" fo:padding-right="0.254cm"/>
    </style:style>
    <style:style style:name="gr4" style:family="graphic" style:parent-style-name="standard">
      <style:graphic-properties draw:stroke="solid" svg:stroke-color="#000000" draw:fill="solid" draw:fill-color="#ffe5bf" draw:auto-grow-height="true" draw:fit-to-contour="false" fo:min-height="0.254cm" fo:padding-top="0.127cm" fo:padding-bottom="0.127cm" fo:padding-left="0.254cm" fo:padding-right="0.254cm"/>
    </style:style>
    <style:style style:name="gr5" style:family="graphic" style:parent-style-name="standard">
      <style:graphic-properties draw:stroke="solid" svg:stroke-color="#000000" draw:fill="solid" draw:fill-color="#ffe5bf" draw:auto-grow-height="true" draw:fit-to-contour="false" fo:min-height="0cm" fo:padding-top="0.127cm" fo:padding-bottom="0.127cm" fo:padding-left="0.254cm" fo:padding-right="0.254cm"/>
    </style:style>
    <style:style style:name="gr6" style:family="graphic" style:parent-style-name="standard">
      <style:graphic-properties draw:stroke="solid" svg:stroke-color="#000000" draw:fill="solid" draw:fill-color="#ffe5bf" draw:auto-grow-height="true" draw:fit-to-contour="false" fo:min-height="0.381cm" fo:padding-top="0.127cm" fo:padding-bottom="0.127cm" fo:padding-left="0.254cm" fo:padding-right="0.254cm"/>
    </style:style>
    <style:style style:name="gr7" style:family="graphic" style:parent-style-name="standard">
      <style:graphic-properties draw:stroke="solid" svg:stroke-color="#000000" draw:fill="solid" draw:fill-color="#ffe5bf" draw:auto-grow-height="true" draw:fit-to-contour="false" fo:min-height="0.711cm" fo:padding-top="0.127cm" fo:padding-bottom="0.127cm" fo:padding-left="0.254cm" fo:padding-right="0.254cm"/>
    </style:style>
    <style:style style:name="gr8" style:family="graphic" style:parent-style-name="standard">
      <style:graphic-properties draw:stroke="solid" svg:stroke-color="#000000" draw:fill="solid" draw:fill-color="#ffe5bf" draw:auto-grow-height="true" draw:fit-to-contour="false" fo:min-height="0.815cm" fo:padding-top="0.127cm" fo:padding-bottom="0.127cm" fo:padding-left="0.254cm" fo:padding-right="0.254cm"/>
    </style:style>
    <style:style style:name="gr9" style:family="graphic" style:parent-style-name="standard">
      <style:graphic-properties draw:stroke="solid" svg:stroke-color="#000000" draw:fill="solid" draw:fill-color="#ffe5bf" draw:auto-grow-height="true" draw:fit-to-contour="false" fo:min-height="0.551cm" fo:padding-top="0.127cm" fo:padding-bottom="0.127cm" fo:padding-left="0.254cm" fo:padding-right="0.254cm"/>
    </style:style>
    <style:style style:name="gr10" style:family="graphic" style:parent-style-name="standard">
      <style:graphic-properties draw:stroke="dash" draw:stroke-dash="Ultrafine_20_dotted" svg:stroke-width="0.051cm" svg:stroke-color="#999999" draw:marker-start="" draw:marker-start-width="0.254cm" draw:marker-end="Arrow_20_concave" draw:marker-end-width="0.254cm" draw:textarea-vertical-align="middle" draw:fit-to-contour="false" fo:padding-top="0.025cm" fo:padding-bottom="0.025cm" fo:padding-left="0.025cm" fo:padding-right="0.025cm"/>
    </style:style>
    <style:style style:name="gr11" style:family="graphic" style:parent-style-name="standard">
      <style:graphic-properties draw:stroke="dash" draw:stroke-dash="Dashed_20__28_var_29_" svg:stroke-width="0.051cm" draw:marker-start="Arrow_20_concave" draw:marker-start-width="0.254cm" draw:marker-end="Arrow_20_concave" draw:marker-end-width="0.254cm" draw:textarea-vertical-align="middle" draw:fit-to-contour="false" fo:padding-top="0.025cm" fo:padding-bottom="0.025cm" fo:padding-left="0.025cm" fo:padding-right="0.025cm"/>
    </style:style>
    <style:style style:name="gr12" style:family="graphic" style:parent-style-name="standard">
      <style:graphic-properties svg:stroke-width="0.051cm" draw:marker-start="" draw:marker-start-width="0.254cm" draw:marker-end="Arrow_20_concave" draw:marker-end-width="0.254cm" draw:textarea-vertical-align="middle" draw:fit-to-contour="false" fo:padding-top="0.025cm" fo:padding-bottom="0.025cm" fo:padding-left="0.025cm" fo:padding-right="0.025cm"/>
    </style:style>
    <style:style style:name="gr13" style:family="graphic" style:parent-style-name="standard">
      <style:graphic-properties draw:stroke="dash" draw:stroke-dash="Ultrafine_20_dotted" svg:stroke-width="0.051cm" svg:stroke-color="#999999" draw:marker-start="Arrow_20_concave" draw:marker-start-width="0.254cm" draw:marker-end="" draw:marker-end-width="0.254cm" draw:textarea-vertical-align="middle" draw:fit-to-contour="false" fo:padding-top="0.025cm" fo:padding-bottom="0.025cm" fo:padding-left="0.025cm" fo:padding-right="0.025cm"/>
    </style:style>
    <style:style style:name="gr14" style:family="graphic" style:parent-style-name="standard">
      <style:graphic-properties draw:stroke="dash" draw:stroke-dash="Ultrafine_20_dotted" svg:stroke-width="0.051cm" svg:stroke-color="#999999" draw:marker-start="Arrow_20_concave" draw:marker-start-width="0.254cm" draw:marker-end="Arrow_20_concave" draw:marker-end-width="0.254cm" draw:textarea-vertical-align="middle" draw:fit-to-contour="false" fo:padding-top="0.025cm" fo:padding-bottom="0.025cm" fo:padding-left="0.025cm" fo:padding-right="0.025cm"/>
    </style:style>
    <style:style style:name="gr15" style:family="graphic" style:parent-style-name="standard">
      <style:graphic-properties svg:stroke-width="0.051cm" draw:marker-start="Arrow_20_concave" draw:marker-start-width="0.254cm" draw:marker-end="" draw:marker-end-width="0.254cm" draw:textarea-vertical-align="middle" draw:fit-to-contour="false" fo:padding-top="0.025cm" fo:padding-bottom="0.025cm" fo:padding-left="0.025cm" fo:padding-right="0.025cm"/>
    </style:style>
    <style:style style:name="gr16" style:family="graphic" style:parent-style-name="standard">
      <style:graphic-properties svg:stroke-width="0.051cm" draw:marker-start="Arrow_20_concave" draw:marker-start-width="0.254cm" draw:marker-end="Arrow_20_concave" draw:marker-end-width="0.254cm" draw:textarea-vertical-align="middle" draw:fit-to-contour="false" fo:padding-top="0.025cm" fo:padding-bottom="0.025cm" fo:padding-left="0.025cm" fo:padding-right="0.025cm"/>
    </style:style>
    <style:style style:name="gr17" style:family="graphic" style:parent-style-name="standard">
      <style:graphic-properties draw:stroke="solid" svg:stroke-color="#000000" draw:fill="solid" draw:fill-color="#ff8080" draw:auto-grow-height="true" draw:fit-to-contour="false" fo:min-height="0.127cm" fo:padding-top="0.127cm" fo:padding-bottom="0.127cm" fo:padding-left="0.254cm" fo:padding-right="0.254cm"/>
    </style:style>
    <style:style style:name="gr18" style:family="graphic" style:parent-style-name="standard">
      <style:graphic-properties draw:stroke="solid" svg:stroke-color="#000000" draw:fill="solid" draw:fill-color="#ff8080" draw:auto-grow-height="true" draw:fit-to-contour="false" fo:min-height="0.254cm" fo:padding-top="0.127cm" fo:padding-bottom="0.127cm" fo:padding-left="0.254cm" fo:padding-right="0.254cm"/>
    </style:style>
    <style:style style:name="gr19" style:family="graphic" style:parent-style-name="standard">
      <style:graphic-properties draw:stroke="solid" svg:stroke-color="#000000" draw:fill="solid" draw:fill-color="#ff8080" draw:auto-grow-height="true" draw:fit-to-contour="false" fo:min-height="0cm" fo:padding-top="0.127cm" fo:padding-bottom="0.127cm" fo:padding-left="0.254cm" fo:padding-right="0.254cm"/>
    </style:style>
    <style:style style:name="gr20" style:family="graphic" style:parent-style-name="standard">
      <style:graphic-properties draw:stroke="solid" svg:stroke-color="#000000" draw:fill="solid" draw:fill-color="#ff8080" draw:auto-grow-height="true" draw:fit-to-contour="false" fo:min-height="0.356cm" fo:padding-top="0.127cm" fo:padding-bottom="0.127cm" fo:padding-left="0.254cm" fo:padding-right="0.254cm"/>
    </style:style>
    <style:style style:name="gr21" style:family="graphic" style:parent-style-name="standard">
      <style:graphic-properties draw:stroke="solid" svg:stroke-color="#000000" draw:fill="solid" draw:fill-color="#ff8080" draw:auto-grow-height="true" draw:fit-to-contour="false" fo:min-height="0.381cm" fo:padding-top="0.127cm" fo:padding-bottom="0.127cm" fo:padding-left="0.254cm" fo:padding-right="0.254cm"/>
    </style:style>
    <style:style style:name="gr22" style:family="graphic" style:parent-style-name="standard">
      <style:graphic-properties draw:stroke="solid" svg:stroke-color="#000000" draw:fill="solid" draw:fill-color="#ff8080" draw:auto-grow-height="true" draw:fit-to-contour="false" fo:min-height="0.711cm" fo:padding-top="0.127cm" fo:padding-bottom="0.127cm" fo:padding-left="0.254cm" fo:padding-right="0.254cm"/>
    </style:style>
    <style:style style:name="gr23" style:family="graphic" style:parent-style-name="standard">
      <style:graphic-properties draw:stroke="solid" svg:stroke-color="#000000" draw:fill="solid" draw:fill-color="#ff8080" draw:auto-grow-height="true" draw:fit-to-contour="false" fo:min-height="0.815cm" fo:padding-top="0.127cm" fo:padding-bottom="0.127cm" fo:padding-left="0.254cm" fo:padding-right="0.254cm"/>
    </style:style>
    <style:style style:name="gr24" style:family="graphic" style:parent-style-name="standard">
      <style:graphic-properties draw:stroke="solid" svg:stroke-color="#000000" draw:fill="solid" draw:fill-color="#ff8080" draw:auto-grow-height="true" draw:fit-to-contour="false" fo:min-height="0.635cm" fo:padding-top="0.127cm" fo:padding-bottom="0.127cm" fo:padding-left="0.254cm" fo:padding-right="0.254cm"/>
    </style:style>
    <style:style style:name="gr25" style:family="graphic" style:parent-style-name="standard">
      <style:graphic-properties draw:stroke="solid" svg:stroke-color="#000000" draw:fill="solid" draw:fill-color="#ff8080" draw:auto-grow-height="true" draw:fit-to-contour="false" fo:min-height="0.508cm" fo:padding-top="0.127cm" fo:padding-bottom="0.127cm" fo:padding-left="0.254cm" fo:padding-right="0.254cm"/>
    </style:style>
    <style:style style:name="gr26" style:family="graphic" style:parent-style-name="standard">
      <style:graphic-properties draw:stroke="dash" draw:stroke-dash="Ultrafine_20_dotted" svg:stroke-width="0.051cm" svg:stroke-color="#999999" draw:marker-start="" draw:marker-start-width="0.254cm" draw:marker-end="Arrow_20_concave" draw:marker-end-width="0.254cm" draw:fill-color="#ff8080" draw:textarea-vertical-align="middle" draw:fit-to-contour="false" fo:padding-top="0.025cm" fo:padding-bottom="0.025cm" fo:padding-left="0.025cm" fo:padding-right="0.025cm"/>
    </style:style>
    <style:style style:name="gr27" style:family="graphic" style:parent-style-name="standard">
      <style:graphic-properties draw:stroke="dash" draw:stroke-dash="Dashed_20__28_var_29_" svg:stroke-width="0.051cm" draw:marker-start="Arrow_20_concave" draw:marker-start-width="0.254cm" draw:marker-end="Arrow_20_concave" draw:marker-end-width="0.254cm" draw:fill-color="#ff8080" draw:textarea-vertical-align="middle" draw:fit-to-contour="false" fo:padding-top="0.025cm" fo:padding-bottom="0.025cm" fo:padding-left="0.025cm" fo:padding-right="0.025cm"/>
    </style:style>
    <style:style style:name="gr28" style:family="graphic" style:parent-style-name="standard">
      <style:graphic-properties svg:stroke-width="0.051cm" draw:marker-start="" draw:marker-start-width="0.254cm" draw:marker-end="Arrow_20_concave" draw:marker-end-width="0.254cm" draw:fill-color="#ff8080" draw:textarea-vertical-align="middle" draw:fit-to-contour="false" fo:padding-top="0.025cm" fo:padding-bottom="0.025cm" fo:padding-left="0.025cm" fo:padding-right="0.025cm"/>
    </style:style>
    <style:style style:name="gr29" style:family="graphic" style:parent-style-name="standard">
      <style:graphic-properties draw:stroke="dash" draw:stroke-dash="Ultrafine_20_dotted" svg:stroke-width="0.051cm" svg:stroke-color="#999999" draw:marker-start="Arrow_20_concave" draw:marker-start-width="0.254cm" draw:marker-end="" draw:marker-end-width="0.254cm" draw:fill-color="#ff8080" draw:textarea-vertical-align="middle" draw:fit-to-contour="false" fo:padding-top="0.025cm" fo:padding-bottom="0.025cm" fo:padding-left="0.025cm" fo:padding-right="0.025cm"/>
    </style:style>
    <style:style style:name="gr30" style:family="graphic" style:parent-style-name="standard">
      <style:graphic-properties draw:stroke="dash" draw:stroke-dash="Ultrafine_20_dotted" svg:stroke-width="0.051cm" svg:stroke-color="#999999" draw:marker-start="Arrow_20_concave" draw:marker-start-width="0.254cm" draw:marker-end="Arrow_20_concave" draw:marker-end-width="0.254cm" draw:fill-color="#ff8080" draw:textarea-vertical-align="middle" draw:fit-to-contour="false" fo:padding-top="0.025cm" fo:padding-bottom="0.025cm" fo:padding-left="0.025cm" fo:padding-right="0.025cm"/>
    </style:style>
    <style:style style:name="gr31" style:family="graphic" style:parent-style-name="standard">
      <style:graphic-properties svg:stroke-width="0.051cm" draw:marker-start="Arrow_20_concave" draw:marker-start-width="0.254cm" draw:marker-end="" draw:marker-end-width="0.254cm" draw:fill-color="#ff8080" draw:textarea-vertical-align="middle" draw:fit-to-contour="false" fo:padding-top="0.025cm" fo:padding-bottom="0.025cm" fo:padding-left="0.025cm" fo:padding-right="0.025cm"/>
    </style:style>
    <style:style style:name="gr32" style:family="graphic" style:parent-style-name="standard">
      <style:graphic-properties svg:stroke-width="0.051cm" draw:marker-start="Arrow_20_concave" draw:marker-start-width="0.254cm" draw:marker-end="Arrow_20_concave" draw:marker-end-width="0.254cm" draw:fill-color="#ff8080" draw:textarea-vertical-align="middle" draw:fit-to-contour="false" fo:padding-top="0.025cm" fo:padding-bottom="0.025cm" fo:padding-left="0.025cm" fo:padding-right="0.025cm"/>
    </style:style>
    <style:style style:name="gr33" style:family="graphic" style:parent-style-name="standard">
      <style:graphic-properties draw:stroke="none" svg:stroke-width="0.051cm" svg:stroke-color="#000000" draw:marker-start="Arrow_20_concave" draw:marker-start-width="0.254cm" draw:marker-end="Arrow_20_concave" draw:marker-end-width="0.254cm" draw:fill="none" draw:fill-color="#ffffff" draw:textarea-horizontal-align="left" draw:auto-grow-height="true" draw:auto-grow-width="true" draw:fit-to-contour="false" fo:min-height="0cm" fo:min-width="3.359cm" fo:padding-top="0cm" fo:padding-bottom="0cm" fo:padding-left="0cm" fo:padding-right="0cm"/>
    </style:style>
    <style:style style:name="gr34" style:family="graphic" style:parent-style-name="standard">
      <style:graphic-properties draw:stroke="none" svg:stroke-width="0.051cm" svg:stroke-color="#000000" draw:marker-start="Arrow_20_concave" draw:marker-start-width="0.254cm" draw:marker-end="Arrow_20_concave" draw:marker-end-width="0.254cm" draw:fill="none" draw:fill-color="#ffffff" draw:textarea-horizontal-align="left" draw:auto-grow-height="true" draw:auto-grow-width="true" draw:fit-to-contour="false" fo:min-height="0cm" fo:min-width="2.456cm" fo:padding-top="0cm" fo:padding-bottom="0cm" fo:padding-left="0cm" fo:padding-right="0cm"/>
    </style:style>
    <style:style style:name="gr35" style:family="graphic" style:parent-style-name="standard">
      <style:graphic-properties draw:stroke="solid" svg:stroke-color="#000000" draw:fill="solid" draw:fill-color="#ccffff" draw:auto-grow-height="true" draw:fit-to-contour="false" fo:min-height="0.815cm" fo:padding-top="0.127cm" fo:padding-bottom="0.127cm" fo:padding-left="0.254cm" fo:padding-right="0.254cm"/>
    </style:style>
    <style:style style:name="gr36" style:family="graphic" style:parent-style-name="standard">
      <style:graphic-properties draw:stroke="solid" svg:stroke-color="#000000" draw:fill="solid" draw:fill-color="#ffe5bf" draw:auto-grow-height="true" draw:fit-to-contour="false" fo:min-height="0.508cm" fo:padding-top="0.127cm" fo:padding-bottom="0.127cm" fo:padding-left="0.254cm" fo:padding-right="0.254cm"/>
    </style:style>
    <style:style style:name="gr3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8" style:family="graphic" style:parent-style-name="standard">
      <style:graphic-properties draw:fill-color="#cccccc" draw:textarea-vertical-align="middle"/>
    </style:style>
    <style:style style:name="gr39" style:family="graphic" style:parent-style-name="standard">
      <style:graphic-properties svg:stroke-width="0.102cm" draw:marker-start-width="0.457cm" draw:marker-end-width="0.457cm" draw:textarea-horizontal-align="justify" draw:textarea-vertical-align="middle" draw:auto-grow-height="false" fo:padding-top="0.176cm" fo:padding-bottom="0.176cm" fo:padding-left="0.301cm" fo:padding-right="0.301cm"/>
    </style:style>
    <style:style style:name="gr40" style:family="graphic" style:parent-style-name="standard">
      <style:graphic-properties svg:stroke-width="0.102cm" draw:marker-start-width="0.457cm" draw:marker-end-width="0.457cm" draw:textarea-vertical-align="middle" draw:auto-grow-height="false" fo:min-height="0.749cm" fo:min-width="0.499cm" fo:padding-top="0.176cm" fo:padding-bottom="0.176cm" fo:padding-left="0.301cm" fo:padding-right="0.301cm"/>
    </style:style>
    <style:style style:name="gr41" style:family="graphic" style:parent-style-name="standard">
      <style:graphic-properties svg:stroke-width="0.102cm" draw:marker-start-width="0.457cm" draw:marker-end-width="0.457cm" draw:fill-color="#47b8b8" draw:textarea-vertical-align="middle" draw:auto-grow-height="false" fo:min-height="0.749cm" fo:min-width="0.499cm" fo:padding-top="0.176cm" fo:padding-bottom="0.176cm" fo:padding-left="0.301cm" fo:padding-right="0.301cm"/>
    </style:style>
    <style:style style:name="gr42" style:family="graphic" style:parent-style-name="standard">
      <style:graphic-properties draw:stroke="dash" draw:stroke-dash="Dashed_20__28_var_29_" svg:stroke-width="0.051cm" draw:marker-start="" draw:marker-start-width="0.254cm" draw:marker-end="Arrow_20_concave" draw:marker-end-width="0.254cm" draw:textarea-vertical-align="middle" draw:fit-to-contour="false" fo:padding-top="0.025cm" fo:padding-bottom="0.025cm" fo:padding-left="0.025cm" fo:padding-right="0.025cm"/>
    </style:style>
    <style:style style:name="gr43" style:family="graphic" style:parent-style-name="standard">
      <style:graphic-properties draw:stroke="dash" draw:stroke-dash="Dashed_20__28_var_29_" svg:stroke-width="0.051cm" draw:marker-start="" draw:marker-start-width="0.254cm" draw:marker-end="Arrow_20_concave" draw:marker-end-width="0.254cm" draw:fill-color="#ff8080" draw:textarea-vertical-align="middle" draw:fit-to-contour="false" fo:padding-top="0.025cm" fo:padding-bottom="0.025cm" fo:padding-left="0.025cm" fo:padding-right="0.025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10pt" style:font-size-complex="10pt"/>
    </style:style>
    <style:style style:name="P3" style:family="paragraph">
      <style:paragraph-properties fo:text-align="center"/>
      <style:text-properties fo:font-size="9pt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9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24cm" svg:height="0.607cm" svg:x="9.969cm" svg:y="14.918cm">
          <draw:text-box>
            <text:p text:style-name="P1">data</text:p>
          </draw:text-box>
        </draw:frame>
        <draw:frame draw:style-name="gr2" draw:text-style-name="P1" draw:layer="layout" svg:width="2.667cm" svg:height="0.607cm" svg:x="9.398cm" svg:y="14.11cm">
          <draw:text-box>
            <text:p text:style-name="P1">control/status</text:p>
          </draw:text-box>
        </draw:frame>
        <draw:frame draw:style-name="gr2" draw:text-style-name="P1" draw:layer="layout" svg:width="2.667cm" svg:height="0.607cm" svg:x="9.398cm" svg:y="13.302cm">
          <draw:text-box>
            <text:p text:style-name="P1">probe/results</text:p>
          </draw:text-box>
        </draw:frame>
        <draw:frame draw:style-name="gr3" draw:text-style-name="P2" draw:id="id9" draw:layer="layout" svg:width="2.475cm" svg:height="0.967cm" svg:x="2.584cm" svg:y="15.378cm">
          <draw:text-box draw:corner-radius="0.254cm">
            <text:p><text:span text:style-name="T1">replication control config</text:span></text:p>
          </draw:text-box>
        </draw:frame>
        <draw:frame draw:style-name="gr4" draw:text-style-name="P2" draw:id="id5" draw:layer="layout" svg:width="2.113cm" svg:height="0.967cm" svg:x="2.584cm" svg:y="14.117cm">
          <draw:text-box draw:corner-radius="0.254cm">
            <text:p><text:span text:style-name="T1">replication data config</text:span></text:p>
          </draw:text-box>
        </draw:frame>
        <draw:frame draw:style-name="gr5" draw:text-style-name="P2" draw:id="id3" draw:layer="layout" svg:width="1.143cm" svg:height="0.967cm" svg:x="2.64cm" svg:y="8.045cm">
          <draw:text-box draw:corner-radius="0.254cm">
            <text:p><text:span text:style-name="T1">CLI UI</text:span></text:p>
          </draw:text-box>
        </draw:frame>
        <draw:frame draw:style-name="gr5" draw:text-style-name="P2" draw:id="id13" draw:layer="layout" svg:width="1.905cm" svg:height="0.611cm" svg:x="8.066cm" svg:y="17.641cm">
          <draw:text-box draw:corner-radius="0.254cm">
            <text:p><text:span text:style-name="T1">database</text:span></text:p>
          </draw:text-box>
          <draw:glue-point draw:id="4" svg:x="-2.33cm" svg:y="-4.991cm"/>
          <draw:glue-point draw:id="5" svg:x="-2.33cm" svg:y="5.008cm"/>
          <draw:glue-point draw:id="6" svg:x="-2.33cm" svg:y="-4.991cm"/>
          <draw:glue-point draw:id="7" svg:x="2.556cm" svg:y="-4.991cm"/>
          <draw:glue-point draw:id="8" svg:x="2.498cm" svg:y="5.008cm"/>
        </draw:frame>
        <draw:frame draw:style-name="gr6" draw:text-style-name="P2" draw:id="id12" draw:layer="layout" svg:width="2.159cm" svg:height="0.967cm" svg:x="2.713cm" svg:y="23.606cm">
          <draw:text-box draw:corner-radius="0.254cm">
            <text:p><text:span text:style-name="T1">replication transport</text:span></text:p>
          </draw:text-box>
          <draw:glue-point draw:id="4" svg:x="3.047cm" svg:y="-4.994cm"/>
        </draw:frame>
        <draw:frame draw:style-name="gr6" draw:text-style-name="P2" draw:id="id15" draw:layer="layout" svg:width="2.159cm" svg:height="0.967cm" svg:x="4.572cm" svg:y="10.998cm">
          <draw:text-box draw:corner-radius="0.254cm">
            <text:p><text:span text:style-name="T1">active monitoring</text:span></text:p>
          </draw:text-box>
          <draw:glue-point draw:id="4" svg:x="5.002cm" svg:y="-2.13cm"/>
          <draw:glue-point draw:id="5" svg:x="5.002cm" svg:y="1.809cm"/>
        </draw:frame>
        <draw:frame draw:style-name="gr7" draw:text-style-name="P2" draw:id="id6" draw:layer="layout" svg:width="2.286cm" svg:height="0.967cm" svg:x="5.103cm" svg:y="20.816cm">
          <draw:text-box draw:corner-radius="0.254cm">
            <text:p><text:span text:style-name="T1">data transformer</text:span></text:p>
          </draw:text-box>
          <draw:glue-point draw:id="4" svg:x="-2.612cm" svg:y="-4.984cm"/>
          <draw:glue-point draw:id="5" svg:x="2.826cm" svg:y="-4.994cm"/>
          <draw:glue-point draw:id="6" svg:x="-2.612cm" svg:y="5.005cm"/>
          <draw:glue-point draw:id="7" svg:x="2.826cm" svg:y="5.005cm"/>
        </draw:frame>
        <draw:frame draw:style-name="gr6" draw:text-style-name="P2" draw:id="id2" draw:layer="layout" svg:width="2.413cm" svg:height="0.967cm" svg:x="4.445cm" svg:y="8.045cm">
          <draw:text-box draw:corner-radius="0.254cm">
            <text:p><text:span text:style-name="T1">GroundWork Monitor</text:span></text:p>
          </draw:text-box>
          <draw:glue-point draw:id="4" svg:x="3.141cm" svg:y="5.005cm"/>
          <draw:glue-point draw:id="5" svg:x="-2.858cm" svg:y="-4.994cm"/>
          <draw:glue-point draw:id="6" svg:x="2.896cm" svg:y="4.994cm"/>
          <draw:glue-point draw:id="7" svg:x="-5cm" svg:y="-2.109cm"/>
          <draw:glue-point draw:id="8" svg:x="-5cm" svg:y="1.83cm"/>
          <draw:glue-point draw:id="9" svg:x="5cm" svg:y="-2.109cm"/>
          <draw:glue-point draw:id="10" svg:x="5cm" svg:y="1.83cm"/>
          <draw:glue-point draw:id="11" svg:x="2.896cm" svg:y="-4.994cm"/>
          <draw:glue-point draw:id="12" svg:x="1.317cm" svg:y="-4.984cm"/>
          <draw:glue-point draw:id="13" svg:x="-0.787cm" svg:y="-4.984cm"/>
        </draw:frame>
        <draw:frame draw:style-name="gr8" draw:text-style-name="P2" draw:id="id1" draw:layer="layout" svg:width="2.54cm" svg:height="1.069cm" svg:x="7.104cm" svg:y="9.493cm">
          <draw:text-box draw:corner-radius="0.254cm">
            <text:p><text:span text:style-name="T1">GroundWork Server</text:span></text:p>
          </draw:text-box>
        </draw:frame>
        <draw:frame draw:style-name="gr3" draw:text-style-name="P2" draw:id="id8" draw:layer="layout" svg:width="2.032cm" svg:height="0.967cm" svg:x="8.169cm" svg:y="11.95cm">
          <draw:text-box draw:corner-radius="0.254cm">
            <text:p><text:span text:style-name="T1">active heartbeat</text:span></text:p>
          </draw:text-box>
        </draw:frame>
        <draw:frame draw:style-name="gr7" draw:text-style-name="P2" draw:id="id11" draw:layer="layout" svg:width="2.032cm" svg:height="0.967cm" svg:x="8.439cm" svg:y="21.816cm">
          <draw:text-box draw:corner-radius="0.254cm">
            <text:p><text:span text:style-name="T1">slave data installer</text:span></text:p>
          </draw:text-box>
        </draw:frame>
        <draw:frame draw:style-name="gr5" draw:text-style-name="P2" draw:id="id4" draw:layer="layout" svg:width="3.683cm" svg:height="0.967cm" svg:x="5.667cm" svg:y="13.634cm">
          <draw:text-box draw:corner-radius="0.254cm">
            <text:p><text:span text:style-name="T1">replication state engine (master mode)</text:span></text:p>
          </draw:text-box>
          <draw:glue-point draw:id="4" svg:x="3.334cm" svg:y="5.005cm"/>
          <draw:glue-point draw:id="5" svg:x="3.334cm" svg:y="-4.994cm"/>
          <draw:glue-point draw:id="6" svg:x="-3.217cm" svg:y="-4.994cm"/>
          <draw:glue-point draw:id="7" svg:x="-2.574cm" svg:y="-0.31cm"/>
          <draw:glue-point draw:id="8" svg:x="-4.998cm" svg:y="-2.936cm"/>
          <draw:glue-point draw:id="9" svg:x="-4.998cm" svg:y="2.316cm"/>
          <draw:glue-point draw:id="10" svg:x="-1.493cm" svg:y="-4.994cm"/>
          <draw:glue-point draw:id="11" svg:x="-1.493cm" svg:y="-4.994cm"/>
          <draw:glue-point draw:id="12" svg:x="-1.493cm" svg:y="-4.994cm"/>
          <draw:glue-point draw:id="13" svg:x="-1.493cm" svg:y="-4.994cm"/>
          <draw:glue-point draw:id="14" svg:x="-1.493cm" svg:y="5.005cm"/>
          <draw:glue-point draw:id="15" svg:x="-3.217cm" svg:y="5.005cm"/>
          <draw:glue-point draw:id="16" svg:x="1.954cm" svg:y="5.005cm"/>
          <draw:glue-point draw:id="17" svg:x="1.954cm" svg:y="-4.994cm"/>
        </draw:frame>
        <draw:frame draw:style-name="gr9" draw:text-style-name="P2" draw:id="id14" draw:layer="layout" svg:width="2.032cm" svg:height="0.967cm" svg:x="4.63cm" svg:y="19.153cm">
          <draw:text-box draw:corner-radius="0.254cm">
            <text:p><text:span text:style-name="T1">transform config</text:span></text:p>
          </draw:text-box>
        </draw:frame>
        <draw:frame draw:style-name="gr7" draw:text-style-name="P2" draw:id="id10" draw:layer="layout" svg:width="2.032cm" svg:height="0.967cm" svg:x="7.874cm" svg:y="23.597cm">
          <draw:text-box draw:corner-radius="0.254cm">
            <text:p><text:span text:style-name="T1">static data sources</text:span></text:p>
          </draw:text-box>
          <draw:glue-point draw:id="4" svg:x="2.775cm" svg:y="-4.994cm"/>
          <draw:glue-point draw:id="5" svg:x="-2.632cm" svg:y="-4.994cm"/>
        </draw:frame>
        <draw:connector draw:style-name="gr10" draw:text-style-name="P1" draw:layer="layout" draw:type="curve" svg:x1="7.104cm" svg:y1="10.027cm" svg:x2="6.349cm" svg:y2="9.01cm" draw:start-shape="id1" draw:start-glue-point="3" draw:end-shape="id2" draw:end-glue-point="6" svg:d="m7104 10027c-504 0-755-339-755-1017">
          <text:p/>
        </draw:connector>
        <draw:connector draw:style-name="gr11" draw:text-style-name="P1" draw:layer="layout" draw:type="curve" svg:x1="3.211cm" svg:y1="9.012cm" svg:x2="5.667cm" svg:y2="14.117cm" draw:start-shape="id3" draw:start-glue-point="2" draw:end-shape="id4" draw:end-glue-point="3" svg:d="m3211 9012c0 3404 818 5105 2456 5105">
          <text:p/>
        </draw:connector>
        <draw:connector draw:style-name="gr12" draw:text-style-name="P1" draw:layer="layout" draw:type="curve" svg:x1="4.697cm" svg:y1="14.6cm" svg:x2="5.668cm" svg:y2="14.34cm" draw:start-shape="id5" draw:start-glue-point="1" draw:end-shape="id4" draw:end-glue-point="9" svg:d="m4697 14600c727 0 242-260 971-260">
          <text:p/>
        </draw:connector>
        <draw:connector draw:style-name="gr11" draw:text-style-name="P1" draw:layer="layout" draw:type="curve" svg:x1="6.892cm" svg:y1="20.817cm" svg:x2="8.227cm" svg:y2="14.6cm" draw:start-shape="id6" draw:start-glue-point="5" draw:end-shape="id4" draw:end-glue-point="16" svg:d="m6892 20817c0-4662 1335-1554 1335-6217">
          <text:p/>
        </draw:connector>
        <draw:connector draw:style-name="gr13" draw:text-style-name="P1" draw:layer="layout" draw:type="curve" svg:x1="6.857cm" svg:y1="8.325cm" svg:x2="10.01cm" svg:y2="8.328cm" draw:start-shape="id2" draw:start-glue-point="9" draw:end-shape="id7" draw:end-glue-point="3" svg:d="m6857 8325c2365 0 789 3 3153 3">
          <text:p/>
        </draw:connector>
        <draw:connector draw:style-name="gr14" draw:text-style-name="P1" draw:layer="layout" draw:type="curve" svg:x1="8.169cm" svg:y1="12.433cm" svg:x2="7.508cm" svg:y2="13.634cm" draw:start-shape="id8" draw:start-glue-point="3" draw:end-shape="id4" draw:end-glue-point="0" svg:d="m8169 12433c-441 0-661 400-661 1201">
          <text:p/>
        </draw:connector>
        <draw:connector draw:style-name="gr12" draw:text-style-name="P1" draw:layer="layout" draw:type="curve" svg:x1="5.059cm" svg:y1="15.861cm" svg:x2="6.324cm" svg:y2="14.6cm" draw:start-shape="id9" draw:start-glue-point="1" draw:end-shape="id4" draw:end-glue-point="15" svg:d="m5059 15861c844 0 1265-420 1265-1261">
          <text:p/>
        </draw:connector>
        <draw:connector draw:style-name="gr15" draw:text-style-name="P3" draw:layer="layout" draw:type="curve" svg:x1="9.453cm" svg:y1="23.598cm" svg:x2="9.455cm" svg:y2="22.783cm" draw:start-shape="id10" draw:start-glue-point="4" draw:end-shape="id11" draw:end-glue-point="2" svg:d="m9453 23598c0-612 2-205 2-815">
          <text:p/>
        </draw:connector>
        <draw:connector draw:style-name="gr11" draw:text-style-name="P3" draw:layer="layout" draw:type="curve" svg:x1="6.892cm" svg:y1="21.782cm" svg:x2="8.439cm" svg:y2="22.299cm" draw:start-shape="id6" draw:start-glue-point="7" draw:end-shape="id11" draw:end-glue-point="3" svg:d="m6892 21782c0 345 515 517 1547 517">
          <text:p/>
        </draw:connector>
        <draw:connector draw:style-name="gr16" draw:text-style-name="P1" draw:layer="layout" draw:type="curve" svg:x1="5.103cm" svg:y1="21.299cm" svg:x2="4.449cm" svg:y2="23.607cm" draw:start-shape="id6" draw:start-glue-point="3" draw:end-shape="id12" draw:end-glue-point="4" svg:d="m5103 21299c-436 0-654 769-654 2308">
          <text:p/>
        </draw:connector>
        <draw:connector draw:style-name="gr11" draw:text-style-name="P1" draw:layer="layout" draw:type="curve" svg:x1="8.735cm" svg:y1="14.6cm" svg:x2="8.575cm" svg:y2="17.642cm" draw:start-shape="id4" draw:start-glue-point="4" draw:end-shape="id13" draw:end-glue-point="4" svg:d="m8735 14600c0 2281-160 761-160 3042">
          <text:p/>
        </draw:connector>
        <draw:connector draw:style-name="gr12" draw:text-style-name="P1" draw:layer="layout" draw:type="curve" svg:x1="5.646cm" svg:y1="20.12cm" svg:x2="5.649cm" svg:y2="20.818cm" draw:start-shape="id14" draw:start-glue-point="2" draw:end-shape="id6" draw:end-glue-point="4" svg:d="m5646 20120c0 522 3 173 3 698">
          <text:p/>
        </draw:connector>
        <draw:connector draw:style-name="gr14" draw:text-style-name="P1" draw:layer="layout" draw:type="curve" svg:x1="6.324cm" svg:y1="13.635cm" svg:x2="5.651cm" svg:y2="11.965cm" draw:start-shape="id4" draw:start-glue-point="6" draw:end-shape="id15" svg:d="m6324 13635c0-1252-673-418-673-1670">
          <text:p/>
        </draw:connector>
        <draw:connector draw:style-name="gr10" draw:text-style-name="P3" draw:layer="layout" draw:type="curve" svg:x1="5.651cm" svg:y1="10.998cm" svg:x2="5.651cm" svg:y2="9.012cm" draw:start-shape="id15" draw:end-shape="id2" svg:d="m5651 10998v-1986">
          <text:p/>
        </draw:connector>
        <draw:connector draw:style-name="gr12" draw:text-style-name="P3" draw:layer="layout" draw:type="curve" svg:x1="8.356cm" svg:y1="23.598cm" svg:x2="6.246cm" svg:y2="21.783cm" draw:start-shape="id10" draw:start-glue-point="5" draw:end-shape="id6" draw:end-glue-point="2" svg:d="m8356 23598c0-1362-2110-455-2110-1815">
          <text:p/>
        </draw:connector>
        <draw:connector draw:style-name="gr16" draw:text-style-name="P1" draw:layer="layout" draw:type="curve" svg:x1="6.347cm" svg:y1="23.606cm" svg:x2="5.649cm" svg:y2="21.782cm" draw:start-shape="id16" draw:end-shape="id6" draw:end-glue-point="6" svg:d="m6347 23606c0-1366-698-455-698-1824">
          <text:p/>
        </draw:connector>
        <draw:frame draw:style-name="gr17" draw:text-style-name="P2" draw:id="id20" draw:layer="layout" svg:width="2.497cm" svg:height="0.967cm" svg:x="16.325cm" svg:y="15.378cm">
          <draw:text-box draw:corner-radius="0.254cm">
            <text:p><text:span text:style-name="T1">replication control config</text:span></text:p>
          </draw:text-box>
        </draw:frame>
        <draw:frame draw:style-name="gr18" draw:text-style-name="P2" draw:id="id23" draw:layer="layout" svg:width="2.146cm" svg:height="0.967cm" svg:x="16.676cm" svg:y="14.117cm">
          <draw:text-box draw:corner-radius="0.254cm">
            <text:p><text:span text:style-name="T1">replication data config</text:span></text:p>
          </draw:text-box>
        </draw:frame>
        <draw:frame draw:style-name="gr19" draw:text-style-name="P2" draw:id="id18" draw:layer="layout" svg:width="1.143cm" svg:height="0.967cm" svg:x="17.729cm" svg:y="8.045cm">
          <draw:text-box draw:corner-radius="0.254cm">
            <text:p><text:span text:style-name="T1">CLI UI</text:span></text:p>
          </draw:text-box>
        </draw:frame>
        <draw:frame draw:style-name="gr20" draw:text-style-name="P2" draw:id="id27" draw:layer="layout" svg:width="1.905cm" svg:height="0.611cm" svg:x="11.403cm" svg:y="17.641cm">
          <draw:text-box draw:corner-radius="0.254cm">
            <text:p><text:span text:style-name="T1">database</text:span></text:p>
          </draw:text-box>
          <draw:glue-point draw:id="4" svg:x="-2.188cm" svg:y="-4.991cm"/>
          <draw:glue-point draw:id="5" svg:x="2.556cm" svg:y="-4.991cm"/>
          <draw:glue-point draw:id="6" svg:x="-2.083cm" svg:y="4.975cm"/>
          <draw:glue-point draw:id="7" svg:x="2.556cm" svg:y="5.008cm"/>
        </draw:frame>
        <draw:frame draw:style-name="gr21" draw:text-style-name="P2" draw:id="id26" draw:layer="layout" svg:width="2.159cm" svg:height="0.967cm" svg:x="16.464cm" svg:y="23.606cm">
          <draw:text-box draw:corner-radius="0.254cm">
            <text:p><text:span text:style-name="T1">replication transport</text:span></text:p>
          </draw:text-box>
          <draw:glue-point draw:id="4" svg:x="-2.408cm" svg:y="-4.994cm"/>
        </draw:frame>
        <draw:frame draw:style-name="gr21" draw:text-style-name="P2" draw:id="id29" draw:layer="layout" svg:width="2.159cm" svg:height="0.967cm" svg:x="14.759cm" svg:y="10.998cm">
          <draw:text-box draw:corner-radius="0.254cm">
            <text:p><text:span text:style-name="T1">active monitoring</text:span></text:p>
          </draw:text-box>
          <draw:glue-point draw:id="4" svg:x="-4.997cm" svg:y="-2.13cm"/>
          <draw:glue-point draw:id="5" svg:x="-4.997cm" svg:y="1.809cm"/>
        </draw:frame>
        <draw:frame draw:style-name="gr22" draw:text-style-name="P2" draw:id="id21" draw:layer="layout" svg:width="2.286cm" svg:height="0.967cm" svg:x="13.974cm" svg:y="20.816cm">
          <draw:text-box draw:corner-radius="0.254cm">
            <text:p><text:span text:style-name="T1">data transformer</text:span></text:p>
          </draw:text-box>
          <draw:glue-point draw:id="4" svg:x="2.624cm" svg:y="-4.994cm"/>
          <draw:glue-point draw:id="5" svg:x="-2.559cm" svg:y="-4.984cm"/>
          <draw:glue-point draw:id="6" svg:x="-2.559cm" svg:y="5.005cm"/>
          <draw:glue-point draw:id="7" svg:x="2.624cm" svg:y="5.005cm"/>
        </draw:frame>
        <draw:frame draw:style-name="gr21" draw:text-style-name="P2" draw:id="id17" draw:layer="layout" svg:width="2.413cm" svg:height="0.967cm" svg:x="14.632cm" svg:y="8.045cm">
          <draw:text-box draw:corner-radius="0.254cm">
            <text:p><text:span text:style-name="T1">GroundWork Monitor</text:span></text:p>
          </draw:text-box>
          <draw:glue-point draw:id="4" svg:x="-2.814cm" svg:y="5.005cm"/>
          <draw:glue-point draw:id="5" svg:x="3.185cm" svg:y="-4.994cm"/>
          <draw:glue-point draw:id="6" svg:x="5cm" svg:y="1.83cm"/>
          <draw:glue-point draw:id="7" svg:x="5cm" svg:y="-2.109cm"/>
          <draw:glue-point draw:id="8" svg:x="-5cm" svg:y="-2.109cm"/>
          <draw:glue-point draw:id="9" svg:x="-5cm" svg:y="1.83cm"/>
          <draw:glue-point draw:id="10" svg:x="-2.892cm" svg:y="-4.994cm"/>
          <draw:glue-point draw:id="11" svg:x="-0.787cm" svg:y="-4.994cm"/>
          <draw:glue-point draw:id="12" svg:x="1.317cm" svg:y="-4.994cm"/>
        </draw:frame>
        <draw:frame draw:style-name="gr23" draw:text-style-name="P2" draw:id="id31" draw:layer="layout" svg:width="2.54cm" svg:height="1.069cm" svg:x="11.9cm" svg:y="9.493cm">
          <draw:text-box draw:corner-radius="0.254cm">
            <text:p><text:span text:style-name="T1">GroundWork Server</text:span></text:p>
          </draw:text-box>
        </draw:frame>
        <draw:frame draw:style-name="gr17" draw:text-style-name="P2" draw:id="id22" draw:layer="layout" svg:width="2.032cm" svg:height="0.967cm" svg:x="11.252cm" svg:y="11.95cm">
          <draw:text-box draw:corner-radius="0.254cm">
            <text:p><text:span text:style-name="T1">active heartbeat</text:span></text:p>
          </draw:text-box>
        </draw:frame>
        <draw:frame draw:style-name="gr24" draw:text-style-name="P2" draw:id="id25" draw:layer="layout" svg:width="2.038cm" svg:height="0.967cm" svg:x="10.979cm" svg:y="21.816cm">
          <draw:text-box draw:corner-radius="0.254cm">
            <text:p><text:span text:style-name="T1">slave data installer</text:span></text:p>
          </draw:text-box>
        </draw:frame>
        <draw:frame draw:style-name="gr19" draw:text-style-name="P2" draw:id="id19" draw:layer="layout" svg:width="3.65cm" svg:height="0.967cm" svg:x="12.025cm" svg:y="13.634cm">
          <draw:text-box draw:corner-radius="0.254cm">
            <text:p><text:span text:style-name="T1">replication state engine (slave mode)</text:span></text:p>
          </draw:text-box>
          <draw:glue-point draw:id="4" svg:x="-3.35cm" svg:y="-4.984cm"/>
          <draw:glue-point draw:id="5" svg:x="-3.35cm" svg:y="4.994cm"/>
          <draw:glue-point draw:id="6" svg:x="3.608cm" svg:y="-4.994cm"/>
          <draw:glue-point draw:id="7" svg:x="5cm" svg:y="-2.936cm"/>
          <draw:glue-point draw:id="8" svg:x="5cm" svg:y="2.316cm"/>
          <draw:glue-point draw:id="9" svg:x="-1.61cm" svg:y="-4.984cm"/>
          <draw:glue-point draw:id="10" svg:x="1.868cm" svg:y="-4.984cm"/>
          <draw:glue-point draw:id="11" svg:x="-1.61cm" svg:y="5.005cm"/>
          <draw:glue-point draw:id="12" svg:x="1.868cm" svg:y="5.005cm"/>
          <draw:glue-point draw:id="13" svg:x="3.608cm" svg:y="5.005cm"/>
        </draw:frame>
        <draw:frame draw:style-name="gr22" draw:text-style-name="P2" draw:id="id28" draw:layer="layout" svg:width="2.032cm" svg:height="0.967cm" svg:x="14.701cm" svg:y="19.153cm">
          <draw:text-box draw:corner-radius="0.254cm">
            <text:p><text:span text:style-name="T1">transform config</text:span></text:p>
          </draw:text-box>
        </draw:frame>
        <draw:frame draw:style-name="gr25" draw:text-style-name="P2" draw:id="id24" draw:layer="layout" svg:width="2.038cm" svg:height="0.967cm" svg:x="11.479cm" svg:y="23.606cm">
          <draw:text-box draw:corner-radius="0.254cm">
            <text:p><text:span text:style-name="T1">static data sources</text:span></text:p>
          </draw:text-box>
          <draw:glue-point draw:id="4" svg:x="-2.453cm" svg:y="-4.994cm"/>
          <draw:glue-point draw:id="5" svg:x="2.841cm" svg:y="-4.994cm"/>
        </draw:frame>
        <draw:connector draw:style-name="gr26" draw:text-style-name="P1" draw:layer="layout" draw:type="curve" svg:x1="14.34cm" svg:y1="10.027cm" svg:x2="15.159cm" svg:y2="9.011cm" draw:end-shape="id17" draw:end-glue-point="4" svg:d="m14340 10027c0-385 819 122 819-1016">
          <text:p/>
        </draw:connector>
        <draw:connector draw:style-name="gr27" draw:text-style-name="P1" draw:layer="layout" draw:type="curve" svg:x1="18.3cm" svg:y1="9.012cm" svg:x2="15.675cm" svg:y2="14.117cm" draw:start-shape="id18" draw:start-glue-point="2" draw:end-shape="id19" draw:end-glue-point="1" svg:d="m18300 9012c0 3404-875 5105-2625 5105">
          <text:p/>
        </draw:connector>
        <draw:connector draw:style-name="gr28" draw:text-style-name="P1" draw:layer="layout" draw:type="curve" svg:x1="16.325cm" svg:y1="15.861cm" svg:x2="15.166cm" svg:y2="14.6cm" draw:start-shape="id20" draw:start-glue-point="3" draw:end-shape="id19" draw:end-glue-point="13" svg:d="m16325 15861c-773 0-1159-420-1159-1261">
          <text:p/>
        </draw:connector>
        <draw:connector draw:style-name="gr27" draw:text-style-name="P1" draw:layer="layout" draw:type="curve" svg:x1="14.533cm" svg:y1="20.818cm" svg:x2="13.263cm" svg:y2="14.6cm" draw:start-shape="id21" draw:start-glue-point="5" draw:end-shape="id19" draw:end-glue-point="11" svg:d="m14533 20818c0-4663-1270-1555-1270-6218">
          <text:p/>
        </draw:connector>
        <draw:connector draw:style-name="gr29" draw:text-style-name="P1" draw:layer="layout" draw:type="curve" svg:x1="14.632cm" svg:y1="8.325cm" svg:x2="11.558cm" svg:y2="8.328cm" draw:start-shape="id17" draw:start-glue-point="8" draw:end-shape="id7" draw:end-glue-point="1" svg:d="m14632 8325c-2305 0-769 3-3074 3">
          <text:p/>
        </draw:connector>
        <draw:connector draw:style-name="gr30" draw:text-style-name="P1" draw:layer="layout" draw:type="curve" svg:x1="13.284cm" svg:y1="12.433cm" svg:x2="13.85cm" svg:y2="13.634cm" draw:start-shape="id22" draw:start-glue-point="1" draw:end-shape="id19" draw:end-glue-point="0" svg:d="m13284 12433c378 0 566 400 566 1201">
          <text:p/>
        </draw:connector>
        <draw:connector draw:style-name="gr28" draw:text-style-name="P1" draw:layer="layout" draw:type="curve" svg:x1="16.676cm" svg:y1="14.6cm" svg:x2="15.675cm" svg:y2="14.34cm" draw:start-shape="id23" draw:start-glue-point="3" draw:end-shape="id19" draw:end-glue-point="8" svg:d="m16676 14600c-750 0-250-260-1001-260">
          <text:p/>
        </draw:connector>
        <draw:connector draw:style-name="gr31" draw:text-style-name="P3" draw:layer="layout" draw:type="curve" svg:x1="11.999cm" svg:y1="23.607cm" svg:x2="11.998cm" svg:y2="22.783cm" draw:start-shape="id24" draw:start-glue-point="4" draw:end-shape="id25" draw:end-glue-point="2" svg:d="m11999 23607c0-618-1-206-1-824">
          <text:p/>
        </draw:connector>
        <draw:connector draw:style-name="gr27" draw:text-style-name="P3" draw:layer="layout" draw:type="curve" svg:x1="14.533cm" svg:y1="21.782cm" svg:x2="13.017cm" svg:y2="22.299cm" draw:start-shape="id21" draw:start-glue-point="6" draw:end-shape="id25" draw:end-glue-point="1" svg:d="m14533 21782c0 345-505 517-1516 517">
          <text:p/>
        </draw:connector>
        <draw:connector draw:style-name="gr32" draw:text-style-name="P1" draw:layer="layout" draw:type="curve" svg:x1="16.26cm" svg:y1="21.299cm" svg:x2="17.024cm" svg:y2="23.607cm" draw:start-shape="id21" draw:start-glue-point="1" draw:end-shape="id26" draw:end-glue-point="4" svg:d="m16260 21299c510 0 764 769 764 2308">
          <text:p/>
        </draw:connector>
        <draw:connector draw:style-name="gr27" draw:text-style-name="P1" draw:layer="layout" draw:type="curve" svg:x1="12.628cm" svg:y1="14.599cm" svg:x2="12.841cm" svg:y2="17.642cm" draw:start-shape="id19" draw:start-glue-point="5" draw:end-shape="id27" draw:end-glue-point="5" svg:d="m12628 14599c0 2283 213 762 213 3043">
          <text:p/>
        </draw:connector>
        <draw:connector draw:style-name="gr28" draw:text-style-name="P1" draw:layer="layout" draw:type="curve" svg:x1="15.717cm" svg:y1="20.12cm" svg:x2="15.716cm" svg:y2="20.817cm" draw:start-shape="id28" draw:start-glue-point="2" draw:end-shape="id21" draw:end-glue-point="4" svg:d="m15717 20120c0 522-1 174-1 697">
          <text:p/>
        </draw:connector>
        <draw:connector draw:style-name="gr30" draw:text-style-name="P1" draw:layer="layout" draw:type="curve" svg:x1="15.166cm" svg:y1="13.635cm" svg:x2="15.838cm" svg:y2="11.965cm" draw:start-shape="id19" draw:start-glue-point="6" draw:end-shape="id29" svg:d="m15166 13635c0-1252 672-418 672-1670">
          <text:p/>
        </draw:connector>
        <draw:connector draw:style-name="gr26" draw:text-style-name="P3" draw:layer="layout" draw:type="curve" svg:x1="15.838cm" svg:y1="10.998cm" svg:x2="15.838cm" svg:y2="9.012cm" draw:start-shape="id29" draw:start-glue-point="0" draw:end-shape="id17" draw:end-glue-point="2" svg:d="m15838 10998v-1986">
          <text:p/>
        </draw:connector>
        <draw:connector draw:style-name="gr28" draw:text-style-name="P3" draw:layer="layout" draw:type="curve" svg:x1="13.076cm" svg:y1="23.607cm" svg:x2="15.117cm" svg:y2="21.783cm" draw:start-shape="id24" draw:start-glue-point="5" draw:end-shape="id21" draw:end-glue-point="2" svg:d="m13076 23607c0-1368 2041-456 2041-1824">
          <text:p/>
        </draw:connector>
        <draw:connector draw:style-name="gr32" draw:text-style-name="P1" draw:layer="layout" draw:type="curve" svg:x1="15.004cm" svg:y1="23.606cm" svg:x2="15.716cm" svg:y2="21.782cm" draw:start-shape="id30" draw:end-shape="id21" draw:end-glue-point="7" svg:d="m15004 23606c0-1366 712-455 712-1824">
          <text:p/>
        </draw:connector>
        <draw:connector draw:style-name="gr32" draw:text-style-name="P3" draw:layer="layout" draw:type="curve" draw:line-skew="0.331cm" svg:x1="17.543cm" svg:y1="24.573cm" svg:x2="3.792cm" svg:y2="24.573cm" draw:start-shape="id26" draw:start-glue-point="2" draw:end-shape="id12" draw:end-glue-point="2" svg:d="m17543 24573c0 1246-13751 1246-13751 0">
          <text:p/>
        </draw:connector>
        <draw:connector draw:style-name="gr32" draw:text-style-name="P1" draw:layer="layout" draw:type="curve" svg:x1="11.403cm" svg:y1="17.946cm" svg:x2="9.971cm" svg:y2="17.946cm" draw:start-shape="id27" draw:start-glue-point="3" draw:end-shape="id13" draw:end-glue-point="1" svg:d="m11403 17946h-1432">
          <text:p/>
        </draw:connector>
        <draw:connector draw:style-name="gr14" draw:text-style-name="P1" draw:layer="layout" draw:type="curve" svg:x1="11.252cm" svg:y1="12.433cm" svg:x2="10.201cm" svg:y2="12.433cm" draw:start-shape="id22" draw:end-shape="id8" svg:d="m11252 12433h-1051">
          <text:p/>
        </draw:connector>
        <draw:frame draw:style-name="gr33" draw:text-style-name="P4" draw:layer="layout" svg:width="3.359cm" svg:height="0.475cm" svg:x="5.912cm" svg:y="4.764cm">
          <draw:text-box>
            <text:p><text:span text:style-name="T2">Primary System</text:span></text:p>
          </draw:text-box>
        </draw:frame>
        <draw:frame draw:style-name="gr34" draw:text-style-name="P4" draw:layer="layout" svg:width="2.456cm" svg:height="0.475cm" svg:x="13.165cm" svg:y="4.764cm">
          <draw:text-box>
            <text:p><text:span text:style-name="T2">DR System</text:span></text:p>
          </draw:text-box>
        </draw:frame>
        <draw:frame draw:style-name="gr35" draw:text-style-name="P2" draw:id="id7" draw:layer="layout" svg:width="1.548cm" svg:height="1.069cm" svg:x="10.01cm" svg:y="7.794cm">
          <draw:text-box draw:corner-radius="0.254cm">
            <text:p><text:span text:style-name="T1">GDMA clients</text:span></text:p>
          </draw:text-box>
          <draw:glue-point draw:id="4" svg:x="-2.39cm" svg:y="-4.995cm"/>
          <draw:glue-point draw:id="5" svg:x="2.532cm" svg:y="-4.995cm"/>
        </draw:frame>
        <draw:frame draw:style-name="gr36" draw:text-style-name="P2" draw:id="id16" draw:layer="layout" svg:width="2.467cm" svg:height="0.967cm" svg:x="5.114cm" svg:y="23.606cm">
          <draw:text-box draw:corner-radius="0.254cm">
            <text:p><text:span text:style-name="T1">cron jobs to be replicated</text:span></text:p>
          </draw:text-box>
        </draw:frame>
        <draw:frame draw:style-name="gr25" draw:text-style-name="P2" draw:id="id30" draw:layer="layout" svg:width="2.394cm" svg:height="0.967cm" svg:x="13.807cm" svg:y="23.606cm">
          <draw:text-box draw:corner-radius="0.254cm">
            <text:p><text:span text:style-name="T1">cron jobs to be replicated</text:span></text:p>
          </draw:text-box>
        </draw:frame>
        <draw:connector draw:style-name="gr13" draw:text-style-name="P3" draw:layer="layout" draw:type="curve" svg:x1="6.73cm" svg:y1="11.276cm" svg:x2="14.632cm" svg:y2="8.704cm" draw:start-shape="id15" draw:start-glue-point="4" draw:end-shape="id17" draw:end-glue-point="9" svg:d="m6730 11276c5928 0 1977-2572 7902-2572">
          <text:p/>
        </draw:connector>
        <draw:connector draw:style-name="gr13" draw:text-style-name="P1" draw:layer="layout" draw:type="curve" svg:x1="6.73cm" svg:y1="11.655cm" svg:x2="13.17cm" svg:y2="10.562cm" draw:start-shape="id15" draw:start-glue-point="5" draw:end-shape="id31" draw:end-glue-point="2" svg:d="m6730 11655c4294 0 6440-364 6440-1093">
          <text:p/>
        </draw:connector>
        <draw:connector draw:style-name="gr10" draw:text-style-name="P3" draw:layer="layout" draw:type="curve" svg:x1="6.857cm" svg:y1="8.704cm" svg:x2="14.76cm" svg:y2="11.276cm" draw:start-shape="id2" draw:start-glue-point="10" draw:end-shape="id29" draw:end-glue-point="4" svg:d="m6857 8704c5928 0 1977 2572 7903 2572">
          <text:p/>
        </draw:connector>
        <draw:connector draw:style-name="gr10" draw:text-style-name="P1" draw:layer="layout" draw:type="curve" svg:x1="8.374cm" svg:y1="10.562cm" svg:x2="14.76cm" svg:y2="11.655cm" draw:start-shape="id1" draw:start-glue-point="2" draw:end-shape="id29" draw:end-glue-point="5" svg:d="m8374 10562c0 729 2128 1093 6386 1093">
          <text:p/>
        </draw:connector>
        <draw:g draw:id="id32">
          <draw:custom-shape draw:style-name="gr37" draw:text-style-name="P1" draw:layer="layout" svg:width="0.931cm" svg:height="0.542cm" svg:x="8.668cm" svg:y="6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7" draw:text-style-name="P1" draw:layer="layout" svg:width="1.016cm" svg:height="0.424cm" svg:x="8.625cm" svg:y="6.338cm">
            <text:p/>
            <draw:enhanced-geometry svg:viewBox="0 0 21600 21600" draw:mirror-vertical="true" draw:glue-points="10800 0 2160 10800 10800 21600 19440 10800" draw:text-areas="4350 0 17250 21600" draw:type="flowchart-manual-operation" draw:enhanced-path="M 0 0 L 21600 0 17250 21600 4350 21600 0 0 Z N"/>
          </draw:custom-shape>
          <draw:ellipse draw:style-name="gr38" draw:text-style-name="P1" draw:layer="layout" svg:width="0.592cm" svg:height="0.338cm" svg:x="8.837cm" svg:y="6.381cm">
            <text:p/>
          </draw:ellipse>
        </draw:g>
        <draw:g draw:id="id33">
          <draw:custom-shape draw:style-name="gr37" draw:text-style-name="P1" draw:layer="layout" svg:width="0.931cm" svg:height="0.542cm" svg:x="12.068cm" svg:y="6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7" draw:text-style-name="P1" draw:layer="layout" svg:width="1.016cm" svg:height="0.424cm" svg:x="12.025cm" svg:y="6.338cm">
            <text:p/>
            <draw:enhanced-geometry svg:viewBox="0 0 21600 21600" draw:mirror-vertical="true" draw:glue-points="10800 0 2160 10800 10800 21600 19440 10800" draw:text-areas="4350 0 17250 21600" draw:type="flowchart-manual-operation" draw:enhanced-path="M 0 0 L 21600 0 17250 21600 4350 21600 0 0 Z N"/>
          </draw:custom-shape>
          <draw:ellipse draw:style-name="gr38" draw:text-style-name="P1" draw:layer="layout" svg:width="0.592cm" svg:height="0.338cm" svg:x="12.237cm" svg:y="6.381cm">
            <text:p/>
          </draw:ellipse>
        </draw:g>
        <draw:g draw:id="id35">
          <draw:glue-point draw:id="4" svg:x="0.468cm" svg:y="1.249cm" draw:escape-direction="down"/>
          <draw:glue-point draw:id="5" svg:x="-4.359cm" svg:y="1.249cm" draw:escape-direction="down"/>
          <draw:glue-point draw:id="6" svg:x="3.688cm" svg:y="1.249cm" draw:escape-direction="down"/>
          <draw:custom-shape draw:style-name="gr39" draw:text-style-name="P1" draw:layer="layout" svg:width="0.435cm" svg:height="0.432cm" svg:x="15.824cm" svg:y="5.5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783cm" svg:height="1.473cm" svg:x="15.65cm" svg:y="6.019cm">
            <text:p/>
            <draw:enhanced-geometry draw:glue-point-type="segments" draw:type="mso-spt100" draw:modifiers="-0.166352966030506 179.97268811390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1" draw:text-style-name="P1" draw:layer="layout" svg:width="0.783cm" svg:height="1.473cm" svg:x="15.65cm" svg:y="6.019cm">
            <text:p/>
            <draw:enhanced-geometry draw:glue-point-type="segments" draw:type="mso-spt100" draw:modifiers="-125.702348286891 179.97268811390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1" draw:text-style-name="P1" draw:layer="layout" svg:width="0.783cm" svg:height="1.471cm" svg:x="15.635cm" svg:y="6.021cm">
            <text:p/>
            <draw:enhanced-geometry draw:mirror-horizontal="true" draw:glue-point-type="segments" draw:type="mso-spt100" draw:modifiers="-125.702348286891 179.97268811390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onnector draw:style-name="gr16" draw:text-style-name="P1" draw:layer="layout" draw:type="curve" svg:x1="9.641cm" svg:y1="6.381cm" svg:x2="12.025cm" svg:y2="6.381cm" draw:start-shape="id32" draw:start-glue-point="1" draw:end-shape="id33" svg:d="m9641 6381h2384">
          <text:p/>
        </draw:connector>
        <draw:connector draw:style-name="gr16" draw:text-style-name="P1" draw:layer="layout" draw:type="curve" svg:x1="6.048cm" svg:y1="6.532cm" svg:x2="8.625cm" svg:y2="6.381cm" draw:start-shape="id34" draw:start-glue-point="1" draw:end-shape="id32" draw:end-glue-point="3" svg:d="m6048 6532c2005 0 717-151 2577-151">
          <text:p/>
        </draw:connector>
        <draw:connector draw:style-name="gr16" draw:text-style-name="P1" draw:layer="layout" draw:type="curve" svg:x1="13.041cm" svg:y1="6.381cm" svg:x2="15.636cm" svg:y2="6.539cm" draw:start-shape="id33" draw:start-glue-point="1" draw:end-shape="id35" svg:d="m13041 6381c1881 0 584 158 2595 158">
          <text:p/>
        </draw:connector>
        <draw:connector draw:style-name="gr11" draw:text-style-name="P1" draw:layer="layout" draw:type="curve" svg:x1="15.675cm" svg:y1="13.834cm" svg:x2="17.044cm" svg:y2="8.704cm" draw:start-shape="id19" draw:start-glue-point="7" draw:end-shape="id17" draw:end-glue-point="6" svg:d="m15675 13834c2805 0 2120-5130 1369-5130">
          <text:p/>
        </draw:connector>
        <draw:connector draw:style-name="gr11" draw:text-style-name="P1" draw:layer="layout" draw:type="curve" svg:x1="5.362cm" svg:y1="6.775cm" svg:x2="4.962cm" svg:y2="8.046cm" draw:start-shape="id34" draw:start-glue-point="5" draw:end-shape="id2" draw:end-glue-point="5" svg:d="m5362 6775c0 1009-400 374-400 1271">
          <text:p/>
        </draw:connector>
        <draw:connector draw:style-name="gr11" draw:text-style-name="P1" draw:layer="layout" draw:type="curve" svg:x1="5.668cm" svg:y1="13.834cm" svg:x2="4.445cm" svg:y2="8.704cm" draw:start-shape="id4" draw:start-glue-point="8" draw:end-shape="id2" draw:end-glue-point="8" svg:d="m5668 13834c-2584 0-1973-5130-1223-5130">
          <text:p/>
        </draw:connector>
        <draw:connector draw:style-name="gr16" draw:text-style-name="P1" draw:layer="layout" draw:type="curve" svg:x1="16.071cm" svg:y1="6.776cm" svg:x2="16.155cm" svg:y2="8.046cm" draw:start-shape="id35" draw:start-glue-point="4" draw:end-shape="id17" draw:end-glue-point="12" svg:d="m16071 6776c0 1014 84 379 84 1270">
          <text:p/>
        </draw:connector>
        <draw:connector draw:style-name="gr11" draw:text-style-name="P1" draw:layer="layout" draw:type="curve" svg:x1="16.433cm" svg:y1="6.539cm" svg:x2="18.3cm" svg:y2="8.045cm" draw:start-shape="id35" draw:start-glue-point="1" draw:end-shape="id18" draw:end-glue-point="0" svg:d="m16433 6539c1245 0 1867 502 1867 1506">
          <text:p/>
        </draw:connector>
        <draw:connector draw:style-name="gr11" draw:text-style-name="P1" draw:layer="layout" draw:type="curve" svg:x1="5.259cm" svg:y1="6.532cm" svg:x2="3.211cm" svg:y2="8.045cm" draw:start-shape="id34" draw:start-glue-point="3" draw:end-shape="id3" draw:end-glue-point="0" svg:d="m5259 6532c-1366 0-2048 504-2048 1513">
          <text:p/>
        </draw:connector>
        <draw:frame draw:style-name="gr7" draw:text-style-name="P2" draw:id="id36" draw:layer="layout" svg:width="1.524cm" svg:height="0.967cm" svg:x="8.891cm" svg:y="15.712cm">
          <draw:text-box draw:corner-radius="0.254cm">
            <text:p><text:span text:style-name="T1">db rep config</text:span></text:p>
          </draw:text-box>
          <draw:glue-point draw:id="4" svg:x="-1.564cm" svg:y="-4.988cm"/>
          <draw:glue-point draw:id="5" svg:x="-0.014cm" svg:y="1.043cm"/>
        </draw:frame>
        <draw:frame draw:style-name="gr22" draw:text-style-name="P2" draw:id="id37" draw:layer="layout" svg:width="1.524cm" svg:height="0.967cm" svg:x="11.022cm" svg:y="15.712cm">
          <draw:text-box draw:corner-radius="0.254cm">
            <text:p><text:span text:style-name="T1">db rep config</text:span></text:p>
          </draw:text-box>
          <draw:glue-point draw:id="4" svg:x="1.427cm" svg:y="-4.988cm"/>
        </draw:frame>
        <draw:connector draw:style-name="gr31" draw:text-style-name="P3" draw:layer="layout" draw:type="curve" svg:x1="9.504cm" svg:y1="17.642cm" svg:x2="9.653cm" svg:y2="16.679cm" draw:start-shape="id13" draw:start-glue-point="7" draw:end-shape="id36" draw:end-glue-point="2" svg:d="m9504 17642c0-723 149-242 149-963">
          <text:p/>
        </draw:connector>
        <draw:connector draw:style-name="gr31" draw:text-style-name="P3" draw:layer="layout" draw:type="curve" svg:x1="11.939cm" svg:y1="17.642cm" svg:x2="11.784cm" svg:y2="16.679cm" draw:start-shape="id27" draw:start-glue-point="4" draw:end-shape="id37" draw:end-glue-point="2" svg:d="m11939 17642c0-723-155-242-155-963">
          <text:p/>
        </draw:connector>
        <draw:frame draw:style-name="gr5" draw:text-style-name="P2" draw:id="id40" draw:layer="layout" svg:width="1.288cm" svg:height="0.967cm" svg:x="2.962cm" svg:y="18.266cm">
          <draw:text-box draw:corner-radius="0.254cm">
            <text:p><text:span text:style-name="T1">other apps</text:span></text:p>
          </draw:text-box>
        </draw:frame>
        <draw:frame draw:style-name="gr3" draw:text-style-name="P2" draw:id="id41" draw:layer="layout" svg:width="2.044cm" svg:height="0.967cm" svg:x="2.584cm" svg:y="16.634cm">
          <draw:text-box draw:corner-radius="0.254cm">
            <text:p><text:span text:style-name="T1">replication state</text:span></text:p>
          </draw:text-box>
        </draw:frame>
        <draw:frame draw:style-name="gr19" draw:text-style-name="P2" draw:id="id38" draw:layer="layout" svg:width="1.288cm" svg:height="0.967cm" svg:x="17.162cm" svg:y="18.266cm">
          <draw:text-box draw:corner-radius="0.254cm">
            <text:p><text:span text:style-name="T1">other apps</text:span></text:p>
          </draw:text-box>
        </draw:frame>
        <draw:frame draw:style-name="gr17" draw:text-style-name="P2" draw:id="id39" draw:layer="layout" svg:width="2.044cm" svg:height="0.967cm" svg:x="16.778cm" svg:y="16.634cm">
          <draw:text-box draw:corner-radius="0.254cm">
            <text:p><text:span text:style-name="T1">replication state</text:span></text:p>
          </draw:text-box>
        </draw:frame>
        <draw:connector draw:style-name="gr15" draw:text-style-name="P1" draw:layer="layout" draw:type="curve" svg:x1="17.806cm" svg:y1="18.266cm" svg:x2="17.8cm" svg:y2="17.601cm" draw:start-shape="id38" draw:start-glue-point="0" draw:end-shape="id39" draw:end-glue-point="2" svg:d="m17806 18266c0-498-6-166-6-665">
          <text:p/>
        </draw:connector>
        <draw:connector draw:style-name="gr15" draw:text-style-name="P1" draw:layer="layout" draw:type="curve" svg:x1="3.606cm" svg:y1="18.266cm" svg:x2="3.606cm" svg:y2="17.601cm" draw:start-shape="id40" draw:end-shape="id41" draw:end-glue-point="2" svg:d="m3606 18266v-665">
          <text:p/>
        </draw:connector>
        <draw:connector draw:style-name="gr12" draw:text-style-name="P1" draw:layer="layout" draw:type="curve" svg:x1="6.959cm" svg:y1="14.6cm" svg:x2="4.628cm" svg:y2="17.117cm" draw:start-shape="id4" draw:start-glue-point="14" draw:end-shape="id41" draw:end-glue-point="1" svg:d="m6959 14600c0 1678-777 2517-2331 2517">
          <text:p/>
        </draw:connector>
        <draw:connector draw:style-name="gr15" draw:text-style-name="P1" draw:layer="layout" draw:type="curve" svg:x1="16.778cm" svg:y1="17.117cm" svg:x2="14.531cm" svg:y2="14.6cm" draw:start-shape="id39" draw:start-glue-point="3" draw:end-shape="id19" draw:end-glue-point="12" svg:d="m16778 17117c-1498 0-2247-839-2247-2517">
          <text:p/>
        </draw:connector>
        <draw:frame draw:style-name="gr22" draw:text-style-name="P2" draw:id="id43" draw:layer="layout" svg:width="3.048cm" svg:height="0.967cm" svg:x="11.179cm" svg:y="19.153cm">
          <draw:text-box draw:corner-radius="0.254cm">
            <text:p><text:span text:style-name="T1">pending / backup config repository</text:span></text:p>
          </draw:text-box>
          <draw:glue-point draw:id="4" svg:x="-2.446cm" svg:y="5.003cm"/>
          <draw:glue-point draw:id="5" svg:x="-2.446cm" svg:y="-4.994cm"/>
          <draw:glue-point draw:id="6" svg:x="2.376cm" svg:y="5.005cm"/>
        </draw:frame>
        <draw:frame draw:style-name="gr7" draw:text-style-name="P2" draw:id="id42" draw:layer="layout" svg:width="3.048cm" svg:height="0.967cm" svg:x="7.223cm" svg:y="19.153cm">
          <draw:text-box draw:corner-radius="0.254cm">
            <text:p><text:span text:style-name="T1">pending / backup config repository</text:span></text:p>
          </draw:text-box>
          <draw:glue-point draw:id="4" svg:x="2.468cm" svg:y="5.003cm"/>
          <draw:glue-point draw:id="5" svg:x="2.454cm" svg:y="-4.994cm"/>
          <draw:glue-point draw:id="6" svg:x="-2.5cm" svg:y="5.005cm"/>
        </draw:frame>
        <draw:connector draw:style-name="gr16" draw:text-style-name="P3" draw:layer="layout" draw:type="curve" svg:x1="7.985cm" svg:y1="20.119cm" svg:x2="7.389cm" svg:y2="21.299cm" draw:start-shape="id42" draw:start-glue-point="6" draw:end-shape="id6" draw:end-glue-point="1" svg:d="m7985 20119c0 787-198 1180-596 1180">
          <text:p/>
        </draw:connector>
        <draw:connector draw:style-name="gr12" draw:text-style-name="P3" draw:layer="layout" draw:type="curve" svg:x1="11.958cm" svg:y1="20.119cm" svg:x2="11.998cm" svg:y2="21.816cm" draw:start-shape="id43" draw:start-glue-point="4" draw:end-shape="id25" draw:end-glue-point="0" svg:d="m11958 20119c0 1273 40 425 40 1697">
          <text:p/>
        </draw:connector>
        <draw:connector draw:style-name="gr16" draw:text-style-name="P3" draw:layer="layout" draw:type="curve" svg:x1="13.974cm" svg:y1="21.299cm" svg:x2="13.427cm" svg:y2="20.119cm" draw:start-shape="id21" draw:start-glue-point="3" draw:end-shape="id43" draw:end-glue-point="6" svg:d="m13974 21299c-365 0-547-393-547-1180">
          <text:p/>
        </draw:connector>
        <draw:connector draw:style-name="gr15" draw:text-style-name="P3" draw:layer="layout" draw:type="curve" svg:x1="9.455cm" svg:y1="21.816cm" svg:x2="9.499cm" svg:y2="20.119cm" draw:start-shape="id11" draw:start-glue-point="0" draw:end-shape="id42" draw:end-glue-point="4" svg:d="m9455 21816c0-1272 44-424 44-1697">
          <text:p/>
        </draw:connector>
        <draw:connector draw:style-name="gr14" draw:text-style-name="P1" draw:layer="layout" draw:type="curve" svg:x1="11.478cm" svg:y1="13.326cm" svg:x2="9.984cm" svg:y2="13.339cm" svg:d="m11478 13326c-1120 0-374 13-1494 13">
          <text:p/>
        </draw:connector>
        <draw:connector draw:style-name="gr11" draw:text-style-name="P1" draw:layer="layout" draw:type="curve" svg:x1="11.478cm" svg:y1="14.127cm" svg:x2="9.984cm" svg:y2="14.14cm" svg:d="m11478 14127c-1120 0-374 13-1494 13">
          <text:p/>
        </draw:connector>
        <draw:connector draw:style-name="gr16" draw:text-style-name="P1" draw:layer="layout" draw:type="curve" svg:x1="11.478cm" svg:y1="14.928cm" svg:x2="9.984cm" svg:y2="14.941cm" svg:d="m11478 14928c-1120 0-374 13-1494 13">
          <text:p/>
        </draw:connector>
        <draw:connector draw:style-name="gr16" draw:text-style-name="P1" draw:layer="layout" draw:type="curve" svg:x1="5.616cm" svg:y1="6.776cm" svg:x2="5.462cm" svg:y2="8.047cm" draw:start-shape="id34" draw:start-glue-point="4" draw:end-shape="id2" draw:end-glue-point="13" svg:d="m5616 6776c0 1008-154 373-154 1271">
          <text:p/>
        </draw:connector>
        <draw:connector draw:style-name="gr11" draw:text-style-name="P1" draw:layer="layout" draw:type="curve" svg:x1="16.327cm" svg:y1="6.776cm" svg:x2="16.606cm" svg:y2="8.046cm" draw:start-shape="id35" draw:start-glue-point="6" draw:end-shape="id17" draw:end-glue-point="5" svg:d="m16327 6776c0 1014 279 379 279 1270">
          <text:p/>
        </draw:connector>
        <draw:connector draw:style-name="gr11" draw:text-style-name="P1" draw:layer="layout" draw:type="curve" draw:line-skew="-1.315cm" svg:x1="7.508cm" svg:y1="14.601cm" svg:x2="3.792cm" svg:y2="23.606cm" draw:start-shape="id4" draw:start-glue-point="2" draw:end-shape="id12" svg:d="m7508 14601c0 4782-3716 280-3716 9005">
          <text:p/>
        </draw:connector>
        <draw:connector draw:style-name="gr27" draw:text-style-name="P1" draw:layer="layout" draw:type="curve" draw:line-skew="-1.352cm" svg:x1="13.85cm" svg:y1="14.601cm" svg:x2="17.543cm" svg:y2="23.606cm" draw:start-shape="id19" draw:start-glue-point="2" draw:end-shape="id26" svg:d="m13850 14601c0 4726 3693 224 3693 9005">
          <text:p/>
        </draw:connector>
        <draw:connector draw:style-name="gr42" draw:text-style-name="P1" draw:layer="layout" draw:type="curve" svg:x1="6.349cm" svg:y1="8.046cm" svg:x2="10.415cm" svg:y2="7.795cm" draw:start-shape="id2" draw:start-glue-point="11" draw:end-shape="id7" draw:end-glue-point="4" svg:d="m6349 8046c0-1129 4066-1004 4066-251">
          <text:p/>
        </draw:connector>
        <draw:connector draw:style-name="gr43" draw:text-style-name="P1" draw:layer="layout" draw:type="curve" svg:x1="15.141cm" svg:y1="8.046cm" svg:x2="11.175cm" svg:y2="7.795cm" draw:start-shape="id17" draw:start-glue-point="10" draw:end-shape="id7" draw:end-glue-point="5" svg:d="m15141 8046c0-1128-3966-1002-3966-251">
          <text:p/>
        </draw:connector>
        <draw:g draw:id="id34">
          <draw:glue-point draw:id="4" svg:x="-0.481cm" svg:y="1.286cm" draw:escape-direction="down"/>
          <draw:glue-point draw:id="5" svg:x="-3.7cm" svg:y="1.28cm" draw:escape-direction="down"/>
          <draw:glue-point draw:id="6" svg:x="3.384cm" svg:y="1.28cm" draw:escape-direction="down"/>
          <draw:custom-shape draw:style-name="gr39" draw:text-style-name="P1" draw:layer="layout" svg:width="0.435cm" svg:height="0.432cm" svg:x="5.424cm" svg:y="5.58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draw:layer="layout" svg:width="0.783cm" svg:height="1.473cm" svg:x="5.25cm" svg:y="6.012cm">
            <text:p/>
            <draw:enhanced-geometry draw:mirror-horizontal="true" draw:mirror-vertical="false" draw:glue-point-type="segments" draw:type="mso-spt100" draw:modifiers="-0.166352966030506 179.97268811390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1" draw:text-style-name="P1" draw:layer="layout" svg:width="0.783cm" svg:height="1.473cm" svg:x="5.25cm" svg:y="6.012cm">
            <text:p/>
            <draw:enhanced-geometry draw:mirror-horizontal="true" draw:mirror-vertical="false" draw:glue-point-type="segments" draw:type="mso-spt100" draw:modifiers="-125.702348286891 179.97268811390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1" draw:text-style-name="P1" draw:layer="layout" svg:width="0.783cm" svg:height="1.471cm" svg:x="5.265cm" svg:y="6.014cm">
            <text:p/>
            <draw:enhanced-geometry draw:mirror-horizontal="false" draw:mirror-vertical="false" draw:glue-point-type="segments" draw:type="mso-spt100" draw:modifiers="-125.702348286891 179.97268811390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onnector draw:style-name="gr13" draw:text-style-name="P1" draw:layer="layout" draw:type="curve" svg:x1="5.919cm" svg:y1="6.775cm" svg:x2="5.968cm" svg:y2="8.047cm" draw:start-shape="id34" draw:start-glue-point="6" draw:end-shape="id2" draw:end-glue-point="12" svg:d="m5919 6775c0 1009 49 374 49 1272">
          <text:p/>
        </draw:connector>
        <draw:connector draw:style-name="gr13" draw:text-style-name="P1" draw:layer="layout" draw:type="curve" svg:x1="15.687cm" svg:y1="6.776cm" svg:x2="15.649cm" svg:y2="8.046cm" draw:start-shape="id35" draw:start-glue-point="5" draw:end-shape="id17" draw:end-glue-point="11" svg:d="m15687 6776c0 1014-38 379-38 1270">
          <text:p/>
        </draw:connector>
        <draw:connector draw:style-name="gr16" draw:text-style-name="P3" draw:layer="layout" draw:type="curve" svg:x1="9.493cm" svg:y1="18.251cm" svg:x2="9.494cm" svg:y2="19.154cm" draw:start-shape="id13" draw:start-glue-point="8" draw:end-shape="id42" draw:end-glue-point="5" svg:d="m9493 18251c0 678 1 227 1 903">
          <text:p/>
        </draw:connector>
        <draw:connector draw:style-name="gr16" draw:text-style-name="P3" draw:layer="layout" draw:type="curve" svg:x1="11.958cm" svg:y1="19.154cm" svg:x2="11.959cm" svg:y2="18.249cm" draw:start-shape="id43" draw:start-glue-point="5" draw:end-shape="id27" draw:end-glue-point="6" svg:d="m11958 19154c0-676 1-224 1-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Ultrafine_20_dotted" draw:display-name="Ultrafine dotted" draw:style="rect" draw:dots1="1" draw:dots2="1" draw:distance="65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95%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305cm" draw:shadow-offset-y="0.305cm" draw:shadow-color="#808080" draw:shadow-opacity="9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Arial" style:font-style-name-complex="Regular" style:font-family-generic-complex="swiss" style:font-pitch-complex="variable" style:font-size-complex="9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286cm" fo:margin-bottom="2.032cm" fo:margin-left="2.54cm" fo:margin-right="2.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10T15:20:43</meta:creation-date>
    <dc:date>2010-02-16T12:28:42</dc:date>
    <meta:editing-duration>PT21H49M44S</meta:editing-duration>
    <meta:editing-cycles>97</meta:editing-cycles>
    <meta:generator>OpenOffice.org/3.0$Solaris_x86 OpenOffice.org_project/300m15$Build-9379</meta:generator>
    <meta:print-date>2010-02-10T17:43:28</meta:print-date>
    <meta:document-statistic meta:object-count="133"/>
    <meta:user-defined meta:name="Info 1"/>
    <meta:user-defined meta:name="Info 2"/>
    <meta:user-defined meta:name="Info 3"/>
    <meta:user-defined meta:name="Info 4"/>
  </office:meta>
</office:document-meta>
</file>